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c67fa" style:font-name="Arial" style:font-size-asian="12pt" style:font-size-complex="12pt"/>
    </style:style>
    <style:style style:family="paragraph" style:name="P3" style:parent-style-name="Frame_20_contents">
      <style:paragraph-properties fo:text-align="start" style:justify-single-word="false"/>
      <style:text-properties fo:font-size="12pt" fo:font-weight="bold" officeooo:paragraph-rsid="000c67fa" officeooo:rsid="000c67fa" style:font-name="Arial" style:font-size-asian="12pt" style:font-size-complex="12pt" style:font-weight-asian="bold" style:font-weight-complex="bold"/>
    </style:style>
    <style:style style:family="paragraph" style:name="P4" style:parent-style-name="UrbanBody">
      <style:text-properties style:font-name="arial"/>
    </style:style>
    <style:style style:family="paragraph" style:name="P5" style:parent-style-name="UrbanBody">
      <style:text-properties fo:font-size="12pt" style:font-name="arial" style:font-size-asian="12pt" style:font-size-complex="12pt"/>
    </style:style>
    <style:style style:family="paragraph" style:name="P6" style:parent-style-name="Standard">
      <style:paragraph-properties fo:text-align="start" style:justify-single-word="false"/>
      <style:text-properties fo:font-size="11pt" officeooo:paragraph-rsid="000c67fa" style:font-name="Arial" style:font-size-asian="11pt" style:font-size-complex="11pt"/>
    </style:style>
    <style:style style:family="paragraph" style:name="P7" style:parent-style-name="Standard">
      <style:paragraph-properties fo:margin-bottom="2.131cm" fo:margin-top="0cm" fo:text-align="start" loext:contextual-spacing="false" style:justify-single-word="false"/>
      <style:text-properties fo:font-size="10pt" officeooo:paragraph-rsid="000c67fa" style:font-name="Arial" style:font-size-asian="10pt" style:font-size-complex="10pt"/>
    </style:style>
    <style:style style:family="paragraph" style:name="P8" style:parent-style-name="UrbanTitle">
      <style:text-properties officeooo:paragraph-rsid="000c67fa"/>
    </style:style>
    <style:style style:family="paragraph" style:name="P9" style:parent-style-name="UrbanTitle">
      <style:text-properties officeooo:paragraph-rsid="000c67fa" style:font-name="arial" style:text-underline-style="none"/>
    </style:style>
    <style:style style:family="paragraph" style:list-style-name="L1" style:name="P10" style:parent-style-name="UrbanBody">
      <style:text-properties style:font-name="arial"/>
    </style:style>
    <style:style style:family="paragraph" style:name="P11">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font-name-complex="Ari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font-size="11pt" fo:font-style="normal" style:font-name="arial" style:font-name-complex="Arial" style:font-size-asian="11pt" style:font-size-complex="11pt" style:font-style-asian="normal" style:font-style-complex="normal" style:text-underline-style="none"/>
    </style:style>
    <style:style style:family="text" style:name="T10">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1">
      <style:text-properties fo:font-size="12pt" style:font-size-asian="12pt" style:font-size-complex="12pt"/>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6"><office:annotation><dc:creator>Gauthier Bastien</dc:creator><dc:date>2011-01-13T14:56:41</dc:date><text:p text:style-name="P11"><text:span text:style-name="T12">do text</text:span></text:p><text:p text:style-name="P11"><text:span text:style-name="T12">from document(at=header, format='odt')</text:span></text:p></office:annotation><text:span text:style-name="T2">Import depuis header.odt</text:span></text:p>
          </table:table-cell>
          <table:table-cell office:value-type="string" table:style-name="Tableau1.A1">
            <text:p text:style-name="P7"><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ext:p text:style-name="P3"><text:span text:style-name="T10">R</text:span><text:span text:style-name="T9">ECOMMANDÉ</text:span></text:p>
          </table:table-cell>
        </table:table-row>
      </table:table>
      <text:p text:style-name="P8"/>
      <text:p text:style-name="P9">Transmis de la décision concernant un permis d'urbanisation</text:p>
      <text:p text:style-name="P4"/>
      <text:p text:style-name="P4"><text:span text:style-name="T11"/></text:p>
      <text:p text:style-name="P4"/>
      <text:p text:style-name="P4"><office:annotation><dc:creator>Gauthier Bastien</dc:creator><dc:date>2011-02-16T16:12:24</dc:date><text:p text:style-name="P11"><text:span text:style-name="T14">do text if len(self.getApplicants()) &gt; 1</text:span></text:p></office:annotation><text:span text:style-name="T3">Demandeurs :</text:span> <text:text-input text:description="Demandeurs">self.getApplicantsSignaletic()</text:text-input></text:p>
      <text:p text:style-name="P4"><office:annotation><dc:creator>Gauthier Bastien</dc:creator><dc:date>2011-02-16T16:13:21</dc:date><text:p text:style-name="P11"><text:span text:style-name="T13">do text if not len(self.getApplicants()) &gt; 1</text:span></text:p></office:annotation><text:span text:style-name="T3">Demandeur :</text:span> <text:text-input text:description="Demandeurs">self.getApplicantsSignaletic()</text:text-input></text:p>
      <text:p text:style-name="P4"><text:span text:style-name="T3">Objet :</text:span> <text:text-input text:description="Objet des travaux">self.getLicenceSubject()</text:text-input></text:p>
      <text:p text:style-name="P4"><text:span text:style-name="T3">Situation :</text:span> <text:text-input text:description="Situation des travaux">self.getWorkLocationSignaletic()</text:text-input></text:p>
      <text:p text:style-name="P4"><text:span text:style-name="T3">Référence cadastrale</text:span> : <text:text-input text:description="Parcelles">licence_view.get_parcels()</text:text-input></text:p>
      <text:p text:style-name="P4"/>
      <text:p text:style-name="P4"/>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7">,</text:span></text:p>
      <text:p text:style-name="P4"/>
      <text:p text:style-name="P5"><text:span text:style-name="T4"><office:annotation><dc:creator>Gauthier Bastien</dc:creator><dc:date>2011-02-16T16:12:24</dc:date><text:p text:style-name="P11"><text:span text:style-name="T14">do text if self.getLastWalloonRegionOpinionRequest().getDecision() == 'favorable'</text:span></text:p></office:annotation></text:span><text:span text:style-name="T4">Nous avons l’honneur de porter à votre connaissance que le Service Public de Wallonie, a, en date du </text:span><text:span text:style-name="T4"><text:text-input text:description="Demandeurs">tool.formatDate(self.getLastWalloonRegionOpinionRequest().getDecisionDate())</text:text-input></text:span><text:span text:style-name="T4"><text:s/>octroyé à </text:span><text:span text:style-name="T4"><text:text-input text:description="Demandeurs">self.getApplicantsSignaletic()</text:text-input></text:span><text:span text:style-name="T4"><text:s/>un permis d’urbanisation ayant pour objet </text:span><text:span text:style-name="T4"><text:text-input text:description="Objet des travaux">self.getLicenceSubject()</text:text-input></text:span><text:span text:style-name="T4"><text:s/>pour un bien sis </text:span><text:span text:style-name="T4"><text:text-input text:description="Situation des travaux">self.getWorkLocationSignaletic()</text:text-input></text:span><text:span text:style-name="T4">.</text:span></text:p>
      <text:p text:style-name="P5"><text:span text:style-name="T4"><office:annotation><dc:creator>Gauthier Bastien</dc:creator><dc:date>2011-02-16T16:12:24</dc:date><text:p text:style-name="P11"><text:span text:style-name="T13">do text if self.getLastWalloonRegionOpinionRequest().getDecision() == 'defavorable'</text:span></text:p></office:annotation></text:span><text:span text:style-name="T4">Nous avons l’honneur de porter à votre connaissance que le Service Public de Wallonie, a, en date du </text:span><text:span text:style-name="T4"><text:text-input text:description="Demandeurs">tool.formatDate(self.getLastWalloonRegionOpinionRequest().getDecisionDate())</text:text-input></text:span><text:span text:style-name="T4"><text:s/>refusé à </text:span><text:span text:style-name="T4"><text:text-input text:description="Demandeurs">self.getApplicantsSignaletic()</text:text-input></text:span><text:span text:style-name="T4"><text:s/>un permis d’urbanisation ayant pour objet </text:span><text:span text:style-name="T4"><text:text-input text:description="Objet des travaux">self.getLicenceSubject()</text:text-input></text:span><text:span text:style-name="T4"><text:s/>pour un bien sis </text:span><text:span text:style-name="T4"><text:text-input text:description="Situation des travaux">self.getWorkLocationSignaletic()</text:text-input></text:span><text:span text:style-name="T4">.</text:span></text:p>
      <text:p text:style-name="P4"/>
      <text:p text:style-name="P4">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4">La requête doit être envoyée au Conseil d’Etat, par lettre recommandée à la poste.</text:p>
      <text:p text:style-name="P4">La requête est datée et contient en application de l’article 1er du règlement de procédure :</text:p>
      <text:list text:style-name="L1" xml:id="list2920158550">
        <text:list-item>
          <text:p text:style-name="P10">Les nom, qualité ou siège de la partie requérante ;</text:p>
        </text:list-item>
        <text:list-item>
          <text:p text:style-name="P10">L’objet de la demande ou du recours et un exposé des faits et des moyens ;</text:p>
        </text:list-item>
        <text:list-item>
          <text:p text:style-name="P10">Les nom, demeure ou siège de la partie adverse.</text:p>
        </text:list-item>
      </text:list>
      <text:p text:style-name="P4">Par ailleurs, aux termes de l’article 85 du règlement de procédure, trois copies certifiées conformes par le signataire doivent être jointes à la requête, outre autant d’exemplaires <text:soft-page-break/>qu’il y a de parties adverses en cause.</text:p>
      <text:p text:style-name="P4"/>
      <text:p text:style-name="P4">Demeurant à votre disposition, nous vous prions d'agréer, [TITRE(S) ET NOM(S) RÉCLAMANT(S)], nos salutations distinguées.</text:p>
      <text:p text:style-name="P4"/>
      <text:p text:style-name="P4"/>
      <text:p text:style-name="P4"><office:annotation><dc:creator>Gauthier Bastien</dc:creator><dc:date>2011-01-13T14:56:41</dc:date><text:p text:style-name="P11"><text:span text:style-name="T12">do text</text:span></text:p><text:p text:style-name="P11"><text:span text:style-name="T12">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c67fa" style:font-name="Arial" style:font-size-asian="12pt" style:font-size-complex="12pt"/>
    </style:style>
    <style:style style:family="paragraph" style:name="P3" style:parent-style-name="Frame_20_contents">
      <style:paragraph-properties fo:text-align="start" style:justify-single-word="false"/>
      <style:text-properties fo:font-size="12pt" fo:font-weight="bold" officeooo:paragraph-rsid="000c67fa" officeooo:rsid="000c67fa" style:font-name="Arial" style:font-size-asian="12pt" style:font-size-complex="12pt" style:font-weight-asian="bold" style:font-weight-complex="bold"/>
    </style:style>
    <style:style style:family="paragraph" style:name="P4" style:parent-style-name="UrbanBody">
      <style:text-properties style:font-name="arial"/>
    </style:style>
    <style:style style:family="paragraph" style:name="P5" style:parent-style-name="UrbanBody">
      <style:text-properties fo:font-size="12pt" style:font-name="arial" style:font-size-asian="12pt" style:font-size-complex="12pt"/>
    </style:style>
    <style:style style:family="paragraph" style:name="P6" style:parent-style-name="Standard">
      <style:paragraph-properties fo:text-align="start" style:justify-single-word="false"/>
      <style:text-properties fo:font-size="11pt" officeooo:paragraph-rsid="000c67fa" style:font-name="Arial" style:font-size-asian="11pt" style:font-size-complex="11pt"/>
    </style:style>
    <style:style style:family="paragraph" style:name="P7" style:parent-style-name="Standard">
      <style:paragraph-properties fo:margin-bottom="2.131cm" fo:margin-top="0cm" fo:text-align="start" loext:contextual-spacing="false" style:justify-single-word="false"/>
      <style:text-properties fo:font-size="10pt" officeooo:paragraph-rsid="000c67fa" style:font-name="Arial" style:font-size-asian="10pt" style:font-size-complex="10pt"/>
    </style:style>
    <style:style style:family="paragraph" style:name="P8" style:parent-style-name="UrbanTitle">
      <style:text-properties officeooo:paragraph-rsid="000c67fa"/>
    </style:style>
    <style:style style:family="paragraph" style:name="P9" style:parent-style-name="UrbanTitle">
      <style:text-properties officeooo:paragraph-rsid="000c67fa" style:font-name="arial" style:text-underline-style="none"/>
    </style:style>
    <style:style style:family="paragraph" style:list-style-name="L1" style:name="P10" style:parent-style-name="UrbanBody">
      <style:text-properties style:font-name="arial"/>
    </style:style>
    <style:style style:family="paragraph" style:name="P11">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font-name-complex="Ari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font-size="11pt" fo:font-style="normal" style:font-name="arial" style:font-name-complex="Arial" style:font-size-asian="11pt" style:font-size-complex="11pt" style:font-style-asian="normal" style:font-style-complex="normal" style:text-underline-style="none"/>
    </style:style>
    <style:style style:family="text" style:name="T10">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1">
      <style:text-properties fo:font-size="12pt" style:font-size-asian="12pt" style:font-size-complex="12pt"/>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6"><office:annotation><dc:creator>Gauthier Bastien</dc:creator><dc:date>2011-01-13T14:56:41</dc:date><text:p text:style-name="P11"><text:span text:style-name="T12">do text</text:span></text:p><text:p text:style-name="P11"><text:span text:style-name="T12">from document(at=header, format='odt')</text:span></text:p></office:annotation><text:span text:style-name="T2">Import depuis header.odt</text:span></text:p>
          </table:table-cell>
          <table:table-cell office:value-type="string" table:style-name="Tableau1.A1">
            <text:p text:style-name="P7"><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ext:p text:style-name="P3"><text:span text:style-name="T10">R</text:span><text:span text:style-name="T9">ECOMMANDÉ</text:span></text:p>
          </table:table-cell>
        </table:table-row>
      </table:table>
      <text:p text:style-name="P8"/>
      <text:p text:style-name="P9">Transmis de la décision concernant un permis d'urbanisation</text:p>
      <text:p text:style-name="P4"/>
      <text:p text:style-name="P4"><text:span text:style-name="T11"/></text:p>
      <text:p text:style-name="P4"/>
      <text:p text:style-name="P4"><office:annotation><dc:creator>Gauthier Bastien</dc:creator><dc:date>2011-02-16T16:12:24</dc:date><text:p text:style-name="P11"><text:span text:style-name="T14">do text if len(self.getApplicants()) &gt; 1</text:span></text:p></office:annotation><text:span text:style-name="T3">Demandeurs :</text:span> <text:text-input text:description="Demandeurs">self.getApplicantsSignaletic()</text:text-input></text:p>
      <text:p text:style-name="P4"><office:annotation><dc:creator>Gauthier Bastien</dc:creator><dc:date>2011-02-16T16:13:21</dc:date><text:p text:style-name="P11"><text:span text:style-name="T13">do text if not len(self.getApplicants()) &gt; 1</text:span></text:p></office:annotation><text:span text:style-name="T3">Demandeur :</text:span> <text:text-input text:description="Demandeurs">self.getApplicantsSignaletic()</text:text-input></text:p>
      <text:p text:style-name="P4"><text:span text:style-name="T3">Objet :</text:span> <text:text-input text:description="Objet des travaux">self.getLicenceSubject()</text:text-input></text:p>
      <text:p text:style-name="P4"><text:span text:style-name="T3">Situation :</text:span> <text:text-input text:description="Situation des travaux">self.getWorkLocationSignaletic()</text:text-input></text:p>
      <text:p text:style-name="P4"><text:span text:style-name="T3">Référence cadastrale</text:span> : <text:text-input text:description="Parcelles">licence_view.get_parcels()</text:text-input></text:p>
      <text:p text:style-name="P4"/>
      <text:p text:style-name="P4"/>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7">,</text:span></text:p>
      <text:p text:style-name="P4"/>
      <text:p text:style-name="P5"><text:span text:style-name="T4"><office:annotation><dc:creator>Gauthier Bastien</dc:creator><dc:date>2011-02-16T16:12:24</dc:date><text:p text:style-name="P11"><text:span text:style-name="T14">do text if self.getLastWalloonRegionOpinionRequest().getDecision() == 'favorable'</text:span></text:p></office:annotation></text:span><text:span text:style-name="T4">Nous avons l’honneur de porter à votre connaissance que le Service Public de Wallonie, a, en date du </text:span><text:span text:style-name="T4"><text:text-input text:description="Demandeurs">tool.formatDate(self.getLastWalloonRegionOpinionRequest().getDecisionDate())</text:text-input></text:span><text:span text:style-name="T4"><text:s/>octroyé à </text:span><text:span text:style-name="T4"><text:text-input text:description="Demandeurs">self.getApplicantsSignaletic()</text:text-input></text:span><text:span text:style-name="T4"><text:s/>un permis d’urbanisation ayant pour objet </text:span><text:span text:style-name="T4"><text:text-input text:description="Objet des travaux">self.getLicenceSubject()</text:text-input></text:span><text:span text:style-name="T4"><text:s/>pour un bien sis </text:span><text:span text:style-name="T4"><text:text-input text:description="Situation des travaux">self.getWorkLocationSignaletic()</text:text-input></text:span><text:span text:style-name="T4">.</text:span></text:p>
      <text:p text:style-name="P5"><text:span text:style-name="T4"><office:annotation><dc:creator>Gauthier Bastien</dc:creator><dc:date>2011-02-16T16:12:24</dc:date><text:p text:style-name="P11"><text:span text:style-name="T13">do text if self.getLastWalloonRegionOpinionRequest().getDecision() == 'defavorable'</text:span></text:p></office:annotation></text:span><text:span text:style-name="T4">Nous avons l’honneur de porter à votre connaissance que le Service Public de Wallonie, a, en date du </text:span><text:span text:style-name="T4"><text:text-input text:description="Demandeurs">tool.formatDate(self.getLastWalloonRegionOpinionRequest().getDecisionDate())</text:text-input></text:span><text:span text:style-name="T4"><text:s/>refusé à </text:span><text:span text:style-name="T4"><text:text-input text:description="Demandeurs">self.getApplicantsSignaletic()</text:text-input></text:span><text:span text:style-name="T4"><text:s/>un permis d’urbanisation ayant pour objet </text:span><text:span text:style-name="T4"><text:text-input text:description="Objet des travaux">self.getLicenceSubject()</text:text-input></text:span><text:span text:style-name="T4"><text:s/>pour un bien sis </text:span><text:span text:style-name="T4"><text:text-input text:description="Situation des travaux">self.getWorkLocationSignaletic()</text:text-input></text:span><text:span text:style-name="T4">.</text:span></text:p>
      <text:p text:style-name="P4"/>
      <text:p text:style-name="P4">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4">La requête doit être envoyée au Conseil d’Etat, par lettre recommandée à la poste.</text:p>
      <text:p text:style-name="P4">La requête est datée et contient en application de l’article 1er du règlement de procédure :</text:p>
      <text:list text:style-name="L1" xml:id="list2920158550">
        <text:list-item>
          <text:p text:style-name="P10">Les nom, qualité ou siège de la partie requérante ;</text:p>
        </text:list-item>
        <text:list-item>
          <text:p text:style-name="P10">L’objet de la demande ou du recours et un exposé des faits et des moyens ;</text:p>
        </text:list-item>
        <text:list-item>
          <text:p text:style-name="P10">Les nom, demeure ou siège de la partie adverse.</text:p>
        </text:list-item>
      </text:list>
      <text:p text:style-name="P4">Par ailleurs, aux termes de l’article 85 du règlement de procédure, trois copies certifiées conformes par le signataire doivent être jointes à la requête, outre autant d’exemplaires <text:soft-page-break/>qu’il y a de parties adverses en cause.</text:p>
      <text:p text:style-name="P4"/>
      <text:p text:style-name="P4">Demeurant à votre disposition, nous vous prions d'agréer, [TITRE(S) ET NOM(S) RÉCLAMANT(S)], nos salutations distinguées.</text:p>
      <text:p text:style-name="P4"/>
      <text:p text:style-name="P4"/>
      <text:p text:style-name="P4"><office:annotation><dc:creator>Gauthier Bastien</dc:creator><dc:date>2011-01-13T14:56:41</dc:date><text:p text:style-name="P11"><text:span text:style-name="T12">do text</text:span></text:p><text:p text:style-name="P11"><text:span text:style-name="T12">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c67fa" style:font-name="Arial" style:font-size-asian="12pt" style:font-size-complex="12pt"/>
    </style:style>
    <style:style style:family="paragraph" style:name="P3" style:parent-style-name="Frame_20_contents">
      <style:paragraph-properties fo:text-align="start" style:justify-single-word="false"/>
      <style:text-properties fo:font-size="12pt" fo:font-weight="bold" officeooo:paragraph-rsid="000c67fa" officeooo:rsid="000c67fa" style:font-name="Arial" style:font-size-asian="12pt" style:font-size-complex="12pt" style:font-weight-asian="bold" style:font-weight-complex="bold"/>
    </style:style>
    <style:style style:family="paragraph" style:name="P4" style:parent-style-name="UrbanBody">
      <style:text-properties style:font-name="arial"/>
    </style:style>
    <style:style style:family="paragraph" style:name="P5" style:parent-style-name="UrbanBody">
      <style:text-properties fo:font-size="12pt" style:font-name="arial" style:font-size-asian="12pt" style:font-size-complex="12pt"/>
    </style:style>
    <style:style style:family="paragraph" style:name="P6" style:parent-style-name="Standard">
      <style:paragraph-properties fo:text-align="start" style:justify-single-word="false"/>
      <style:text-properties fo:font-size="11pt" officeooo:paragraph-rsid="000c67fa" style:font-name="Arial" style:font-size-asian="11pt" style:font-size-complex="11pt"/>
    </style:style>
    <style:style style:family="paragraph" style:name="P7" style:parent-style-name="Standard">
      <style:paragraph-properties fo:margin-bottom="2.131cm" fo:margin-top="0cm" fo:text-align="start" loext:contextual-spacing="false" style:justify-single-word="false"/>
      <style:text-properties fo:font-size="10pt" officeooo:paragraph-rsid="000c67fa" style:font-name="Arial" style:font-size-asian="10pt" style:font-size-complex="10pt"/>
    </style:style>
    <style:style style:family="paragraph" style:name="P8" style:parent-style-name="UrbanTitle">
      <style:text-properties officeooo:paragraph-rsid="000c67fa"/>
    </style:style>
    <style:style style:family="paragraph" style:name="P9" style:parent-style-name="UrbanTitle">
      <style:text-properties officeooo:paragraph-rsid="000c67fa" style:font-name="arial" style:text-underline-style="none"/>
    </style:style>
    <style:style style:family="paragraph" style:list-style-name="L1" style:name="P10" style:parent-style-name="UrbanBody">
      <style:text-properties style:font-name="arial"/>
    </style:style>
    <style:style style:family="paragraph" style:name="P11">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font-name-complex="Ari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font-size="11pt" fo:font-style="normal" style:font-name="arial" style:font-name-complex="Arial" style:font-size-asian="11pt" style:font-size-complex="11pt" style:font-style-asian="normal" style:font-style-complex="normal" style:text-underline-style="none"/>
    </style:style>
    <style:style style:family="text" style:name="T10">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1">
      <style:text-properties fo:font-size="12pt" style:font-size-asian="12pt" style:font-size-complex="12pt"/>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6"><office:annotation><dc:creator>Gauthier Bastien</dc:creator><dc:date>2011-01-13T14:56:41</dc:date><text:p text:style-name="P11"><text:span text:style-name="T12">do text</text:span></text:p><text:p text:style-name="P11"><text:span text:style-name="T12">from document(at=header, format='odt')</text:span></text:p></office:annotation><text:span text:style-name="T2">Import depuis header.odt</text:span></text:p>
          </table:table-cell>
          <table:table-cell office:value-type="string" table:style-name="Tableau1.A1">
            <text:p text:style-name="P7"><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ext:p text:style-name="P3"><text:span text:style-name="T10">R</text:span><text:span text:style-name="T9">ECOMMANDÉ</text:span></text:p>
          </table:table-cell>
        </table:table-row>
      </table:table>
      <text:p text:style-name="P8"/>
      <text:p text:style-name="P9">Transmis de la décision concernant un permis d'urbanisation</text:p>
      <text:p text:style-name="P4"/>
      <text:p text:style-name="P4"><text:span text:style-name="T11"/></text:p>
      <text:p text:style-name="P4"/>
      <text:p text:style-name="P4"><office:annotation><dc:creator>Gauthier Bastien</dc:creator><dc:date>2011-02-16T16:12:24</dc:date><text:p text:style-name="P11"><text:span text:style-name="T14">do text if len(self.getApplicants()) &gt; 1</text:span></text:p></office:annotation><text:span text:style-name="T3">Demandeurs :</text:span> <text:text-input text:description="Demandeurs">self.getApplicantsSignaletic()</text:text-input></text:p>
      <text:p text:style-name="P4"><office:annotation><dc:creator>Gauthier Bastien</dc:creator><dc:date>2011-02-16T16:13:21</dc:date><text:p text:style-name="P11"><text:span text:style-name="T13">do text if not len(self.getApplicants()) &gt; 1</text:span></text:p></office:annotation><text:span text:style-name="T3">Demandeur :</text:span> <text:text-input text:description="Demandeurs">self.getApplicantsSignaletic()</text:text-input></text:p>
      <text:p text:style-name="P4"><text:span text:style-name="T3">Objet :</text:span> <text:text-input text:description="Objet des travaux">self.getLicenceSubject()</text:text-input></text:p>
      <text:p text:style-name="P4"><text:span text:style-name="T3">Situation :</text:span> <text:text-input text:description="Situation des travaux">self.getWorkLocationSignaletic()</text:text-input></text:p>
      <text:p text:style-name="P4"><text:span text:style-name="T3">Référence cadastrale</text:span> : <text:text-input text:description="Parcelles">licence_view.get_parcels()</text:text-input></text:p>
      <text:p text:style-name="P4"/>
      <text:p text:style-name="P4"/>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7">,</text:span></text:p>
      <text:p text:style-name="P4"/>
      <text:p text:style-name="P5"><text:span text:style-name="T4"><office:annotation><dc:creator>Gauthier Bastien</dc:creator><dc:date>2011-02-16T16:12:24</dc:date><text:p text:style-name="P11"><text:span text:style-name="T14">do text if self.getLastWalloonRegionOpinionRequest().getDecision() == 'favorable'</text:span></text:p></office:annotation></text:span><text:span text:style-name="T4">Nous avons l’honneur de porter à votre connaissance que le Service Public de Wallonie, a, en date du </text:span><text:span text:style-name="T4"><text:text-input text:description="Demandeurs">tool.formatDate(self.getLastWalloonRegionOpinionRequest().getDecisionDate())</text:text-input></text:span><text:span text:style-name="T4"><text:s/>octroyé à </text:span><text:span text:style-name="T4"><text:text-input text:description="Demandeurs">self.getApplicantsSignaletic()</text:text-input></text:span><text:span text:style-name="T4"><text:s/>un permis d’urbanisation ayant pour objet </text:span><text:span text:style-name="T4"><text:text-input text:description="Objet des travaux">self.getLicenceSubject()</text:text-input></text:span><text:span text:style-name="T4"><text:s/>pour un bien sis </text:span><text:span text:style-name="T4"><text:text-input text:description="Situation des travaux">self.getWorkLocationSignaletic()</text:text-input></text:span><text:span text:style-name="T4">.</text:span></text:p>
      <text:p text:style-name="P5"><text:span text:style-name="T4"><office:annotation><dc:creator>Gauthier Bastien</dc:creator><dc:date>2011-02-16T16:12:24</dc:date><text:p text:style-name="P11"><text:span text:style-name="T13">do text if self.getLastWalloonRegionOpinionRequest().getDecision() == 'defavorable'</text:span></text:p></office:annotation></text:span><text:span text:style-name="T4">Nous avons l’honneur de porter à votre connaissance que le Service Public de Wallonie, a, en date du </text:span><text:span text:style-name="T4"><text:text-input text:description="Demandeurs">tool.formatDate(self.getLastWalloonRegionOpinionRequest().getDecisionDate())</text:text-input></text:span><text:span text:style-name="T4"><text:s/>refusé à </text:span><text:span text:style-name="T4"><text:text-input text:description="Demandeurs">self.getApplicantsSignaletic()</text:text-input></text:span><text:span text:style-name="T4"><text:s/>un permis d’urbanisation ayant pour objet </text:span><text:span text:style-name="T4"><text:text-input text:description="Objet des travaux">self.getLicenceSubject()</text:text-input></text:span><text:span text:style-name="T4"><text:s/>pour un bien sis </text:span><text:span text:style-name="T4"><text:text-input text:description="Situation des travaux">self.getWorkLocationSignaletic()</text:text-input></text:span><text:span text:style-name="T4">.</text:span></text:p>
      <text:p text:style-name="P4"/>
      <text:p text:style-name="P4">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4">La requête doit être envoyée au Conseil d’Etat, par lettre recommandée à la poste.</text:p>
      <text:p text:style-name="P4">La requête est datée et contient en application de l’article 1er du règlement de procédure :</text:p>
      <text:list text:style-name="L1" xml:id="list2920158550">
        <text:list-item>
          <text:p text:style-name="P10">Les nom, qualité ou siège de la partie requérante ;</text:p>
        </text:list-item>
        <text:list-item>
          <text:p text:style-name="P10">L’objet de la demande ou du recours et un exposé des faits et des moyens ;</text:p>
        </text:list-item>
        <text:list-item>
          <text:p text:style-name="P10">Les nom, demeure ou siège de la partie adverse.</text:p>
        </text:list-item>
      </text:list>
      <text:p text:style-name="P4">Par ailleurs, aux termes de l’article 85 du règlement de procédure, trois copies certifiées conformes par le signataire doivent être jointes à la requête, outre autant d’exemplaires <text:soft-page-break/>qu’il y a de parties adverses en cause.</text:p>
      <text:p text:style-name="P4"/>
      <text:p text:style-name="P4">Demeurant à votre disposition, nous vous prions d'agréer, [TITRE(S) ET NOM(S) RÉCLAMANT(S)], nos salutations distinguées.</text:p>
      <text:p text:style-name="P4"/>
      <text:p text:style-name="P4"/>
      <text:p text:style-name="P4"><office:annotation><dc:creator>Gauthier Bastien</dc:creator><dc:date>2011-01-13T14:56:41</dc:date><text:p text:style-name="P11"><text:span text:style-name="T12">do text</text:span></text:p><text:p text:style-name="P11"><text:span text:style-name="T12">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c67fa" style:font-name="Arial" style:font-size-asian="12pt" style:font-size-complex="12pt"/>
    </style:style>
    <style:style style:family="paragraph" style:name="P3" style:parent-style-name="Frame_20_contents">
      <style:paragraph-properties fo:text-align="start" style:justify-single-word="false"/>
      <style:text-properties fo:font-size="12pt" fo:font-weight="bold" officeooo:paragraph-rsid="000c67fa" officeooo:rsid="000c67fa" style:font-name="Arial" style:font-size-asian="12pt" style:font-size-complex="12pt" style:font-weight-asian="bold" style:font-weight-complex="bold"/>
    </style:style>
    <style:style style:family="paragraph" style:name="P4" style:parent-style-name="UrbanBody">
      <style:text-properties style:font-name="arial"/>
    </style:style>
    <style:style style:family="paragraph" style:name="P5" style:parent-style-name="UrbanBody">
      <style:text-properties fo:font-size="12pt" style:font-name="arial" style:font-size-asian="12pt" style:font-size-complex="12pt"/>
    </style:style>
    <style:style style:family="paragraph" style:name="P6" style:parent-style-name="Standard">
      <style:paragraph-properties fo:text-align="start" style:justify-single-word="false"/>
      <style:text-properties fo:font-size="11pt" officeooo:paragraph-rsid="000c67fa" style:font-name="Arial" style:font-size-asian="11pt" style:font-size-complex="11pt"/>
    </style:style>
    <style:style style:family="paragraph" style:name="P7" style:parent-style-name="Standard">
      <style:paragraph-properties fo:margin-bottom="2.131cm" fo:margin-top="0cm" fo:text-align="start" loext:contextual-spacing="false" style:justify-single-word="false"/>
      <style:text-properties fo:font-size="10pt" officeooo:paragraph-rsid="000c67fa" style:font-name="Arial" style:font-size-asian="10pt" style:font-size-complex="10pt"/>
    </style:style>
    <style:style style:family="paragraph" style:name="P8" style:parent-style-name="UrbanTitle">
      <style:text-properties officeooo:paragraph-rsid="000c67fa"/>
    </style:style>
    <style:style style:family="paragraph" style:name="P9" style:parent-style-name="UrbanTitle">
      <style:text-properties officeooo:paragraph-rsid="000c67fa" style:font-name="arial" style:text-underline-style="none"/>
    </style:style>
    <style:style style:family="paragraph" style:list-style-name="L1" style:name="P10" style:parent-style-name="UrbanBody">
      <style:text-properties style:font-name="arial"/>
    </style:style>
    <style:style style:family="paragraph" style:name="P11">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font-name-complex="Ari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font-size="11pt" fo:font-style="normal" style:font-name="arial" style:font-name-complex="Arial" style:font-size-asian="11pt" style:font-size-complex="11pt" style:font-style-asian="normal" style:font-style-complex="normal" style:text-underline-style="none"/>
    </style:style>
    <style:style style:family="text" style:name="T10">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1">
      <style:text-properties fo:font-size="12pt" style:font-size-asian="12pt" style:font-size-complex="12pt"/>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6"><office:annotation><dc:creator>Gauthier Bastien</dc:creator><dc:date>2011-01-13T14:56:41</dc:date><text:p text:style-name="P11"><text:span text:style-name="T12">do text</text:span></text:p><text:p text:style-name="P11"><text:span text:style-name="T12">from document(at=header, format='odt')</text:span></text:p></office:annotation><text:span text:style-name="T2">Import depuis header.odt</text:span></text:p>
          </table:table-cell>
          <table:table-cell office:value-type="string" table:style-name="Tableau1.A1">
            <text:p text:style-name="P7"><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ext:p text:style-name="P3"><text:span text:style-name="T10">R</text:span><text:span text:style-name="T9">ECOMMANDÉ</text:span></text:p>
          </table:table-cell>
        </table:table-row>
      </table:table>
      <text:p text:style-name="P8"/>
      <text:p text:style-name="P9">Transmis de la décision concernant un permis d'urbanisation</text:p>
      <text:p text:style-name="P4"/>
      <text:p text:style-name="P4"><text:span text:style-name="T11"/></text:p>
      <text:p text:style-name="P4"/>
      <text:p text:style-name="P4"><office:annotation><dc:creator>Gauthier Bastien</dc:creator><dc:date>2011-02-16T16:12:24</dc:date><text:p text:style-name="P11"><text:span text:style-name="T14">do text if len(self.getApplicants()) &gt; 1</text:span></text:p></office:annotation><text:span text:style-name="T3">Demandeurs :</text:span> <text:text-input text:description="Demandeurs">self.getApplicantsSignaletic()</text:text-input></text:p>
      <text:p text:style-name="P4"><office:annotation><dc:creator>Gauthier Bastien</dc:creator><dc:date>2011-02-16T16:13:21</dc:date><text:p text:style-name="P11"><text:span text:style-name="T13">do text if not len(self.getApplicants()) &gt; 1</text:span></text:p></office:annotation><text:span text:style-name="T3">Demandeur :</text:span> <text:text-input text:description="Demandeurs">self.getApplicantsSignaletic()</text:text-input></text:p>
      <text:p text:style-name="P4"><text:span text:style-name="T3">Objet :</text:span> <text:text-input text:description="Objet des travaux">self.getLicenceSubject()</text:text-input></text:p>
      <text:p text:style-name="P4"><text:span text:style-name="T3">Situation :</text:span> <text:text-input text:description="Situation des travaux">self.getWorkLocationSignaletic()</text:text-input></text:p>
      <text:p text:style-name="P4"><text:span text:style-name="T3">Référence cadastrale</text:span> : <text:text-input text:description="Parcelles">licence_view.get_parcels()</text:text-input></text:p>
      <text:p text:style-name="P4"/>
      <text:p text:style-name="P4"/>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7">,</text:span></text:p>
      <text:p text:style-name="P4"/>
      <text:p text:style-name="P5"><text:span text:style-name="T4"><office:annotation><dc:creator>Gauthier Bastien</dc:creator><dc:date>2011-02-16T16:12:24</dc:date><text:p text:style-name="P11"><text:span text:style-name="T14">do text if self.getLastWalloonRegionOpinionRequest().getDecision() == 'favorable'</text:span></text:p></office:annotation></text:span><text:span text:style-name="T4">Nous avons l’honneur de porter à votre connaissance que le Service Public de Wallonie, a, en date du </text:span><text:span text:style-name="T4"><text:text-input text:description="Demandeurs">tool.formatDate(self.getLastWalloonRegionOpinionRequest().getDecisionDate())</text:text-input></text:span><text:span text:style-name="T4"><text:s/>octroyé à </text:span><text:span text:style-name="T4"><text:text-input text:description="Demandeurs">self.getApplicantsSignaletic()</text:text-input></text:span><text:span text:style-name="T4"><text:s/>un permis d’urbanisation ayant pour objet </text:span><text:span text:style-name="T4"><text:text-input text:description="Objet des travaux">self.getLicenceSubject()</text:text-input></text:span><text:span text:style-name="T4"><text:s/>pour un bien sis </text:span><text:span text:style-name="T4"><text:text-input text:description="Situation des travaux">self.getWorkLocationSignaletic()</text:text-input></text:span><text:span text:style-name="T4">.</text:span></text:p>
      <text:p text:style-name="P5"><text:span text:style-name="T4"><office:annotation><dc:creator>Gauthier Bastien</dc:creator><dc:date>2011-02-16T16:12:24</dc:date><text:p text:style-name="P11"><text:span text:style-name="T13">do text if self.getLastWalloonRegionOpinionRequest().getDecision() == 'defavorable'</text:span></text:p></office:annotation></text:span><text:span text:style-name="T4">Nous avons l’honneur de porter à votre connaissance que le Service Public de Wallonie, a, en date du </text:span><text:span text:style-name="T4"><text:text-input text:description="Demandeurs">tool.formatDate(self.getLastWalloonRegionOpinionRequest().getDecisionDate())</text:text-input></text:span><text:span text:style-name="T4"><text:s/>refusé à </text:span><text:span text:style-name="T4"><text:text-input text:description="Demandeurs">self.getApplicantsSignaletic()</text:text-input></text:span><text:span text:style-name="T4"><text:s/>un permis d’urbanisation ayant pour objet </text:span><text:span text:style-name="T4"><text:text-input text:description="Objet des travaux">self.getLicenceSubject()</text:text-input></text:span><text:span text:style-name="T4"><text:s/>pour un bien sis </text:span><text:span text:style-name="T4"><text:text-input text:description="Situation des travaux">self.getWorkLocationSignaletic()</text:text-input></text:span><text:span text:style-name="T4">.</text:span></text:p>
      <text:p text:style-name="P4"/>
      <text:p text:style-name="P4">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4">La requête doit être envoyée au Conseil d’Etat, par lettre recommandée à la poste.</text:p>
      <text:p text:style-name="P4">La requête est datée et contient en application de l’article 1er du règlement de procédure :</text:p>
      <text:list text:style-name="L1" xml:id="list2920158550">
        <text:list-item>
          <text:p text:style-name="P10">Les nom, qualité ou siège de la partie requérante ;</text:p>
        </text:list-item>
        <text:list-item>
          <text:p text:style-name="P10">L’objet de la demande ou du recours et un exposé des faits et des moyens ;</text:p>
        </text:list-item>
        <text:list-item>
          <text:p text:style-name="P10">Les nom, demeure ou siège de la partie adverse.</text:p>
        </text:list-item>
      </text:list>
      <text:p text:style-name="P4">Par ailleurs, aux termes de l’article 85 du règlement de procédure, trois copies certifiées conformes par le signataire doivent être jointes à la requête, outre autant d’exemplaires <text:soft-page-break/>qu’il y a de parties adverses en cause.</text:p>
      <text:p text:style-name="P4"/>
      <text:p text:style-name="P4">Demeurant à votre disposition, nous vous prions d'agréer, [TITRE(S) ET NOM(S) RÉCLAMANT(S)], nos salutations distinguées.</text:p>
      <text:p text:style-name="P4"/>
      <text:p text:style-name="P4"/>
      <text:p text:style-name="P4"><office:annotation><dc:creator>Gauthier Bastien</dc:creator><dc:date>2011-01-13T14:56:41</dc:date><text:p text:style-name="P11"><text:span text:style-name="T12">do text</text:span></text:p><text:p text:style-name="P11"><text:span text:style-name="T12">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0:25.401178448</dc:date>
    <dc:language>fr-FR</dc:language>
    <meta:editing-cycles>148</meta:editing-cycles>
    <meta:editing-duration>P2DT7H54M30S</meta:editing-duration>
    <meta:document-statistic meta:table-count="1" meta:image-count="0" meta:object-count="0" meta:page-count="2" meta:paragraph-count="23" meta:word-count="345" meta:character-count="2493" meta:non-whitespace-character-count="2206"/>
    <meta:user-defined meta:name="Info 1"/>
    <meta:user-defined meta:name="Info 2"/>
    <meta:user-defined meta:name="Info 3"/>
    <meta:user-defined meta:name="Info 4"/>
  </office:meta>
</office:document-meta>
</file>